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ntarell" svg:font-family="Cantarell"/>
    <style:font-face style:name="Noto Sans Devanagari1" svg:font-family="'Noto Sans Devanagari'" style:font-family-generic="swiss"/>
    <style:font-face style:name="Nimbus Roman" svg:font-family="'Nimbus Roman'" style:font-family-generic="roman" style:font-pitch="variable"/>
    <style:font-face style:name="Nimbus Sans" svg:font-family="'Nimbus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200%"/>
      <style:text-properties style:font-name="Cantarell" officeooo:paragraph-rsid="0004b913"/>
    </style:style>
    <style:style style:name="P2" style:family="paragraph" style:parent-style-name="Standard">
      <style:paragraph-properties fo:line-height="200%"/>
      <style:text-properties style:font-name="Cantarell" officeooo:paragraph-rsid="0004b913" fo:background-color="transparent"/>
    </style:style>
    <style:style style:name="P3" style:family="paragraph" style:parent-style-name="Standard">
      <style:paragraph-properties fo:line-height="200%"/>
      <style:text-properties style:font-name="Cantarell" officeooo:paragraph-rsid="0004b913" fo:background-color="transparent"/>
    </style:style>
    <style:style style:name="P4" style:family="paragraph" style:parent-style-name="Standard">
      <style:paragraph-properties fo:line-height="200%" fo:text-align="center" style:justify-single-word="false"/>
      <style:text-properties style:font-name="Cantarell" fo:font-weight="bold" officeooo:rsid="00456893" officeooo:paragraph-rsid="00456893" fo:background-color="transparent" style:font-weight-asian="bold" style:font-weight-complex="bold"/>
    </style:style>
    <style:style style:name="P5" style:family="paragraph" style:parent-style-name="Standard">
      <style:paragraph-properties fo:line-height="200%" fo:text-align="start" style:justify-single-word="false"/>
      <style:text-properties style:font-name="Cantarell" fo:font-weight="normal" officeooo:rsid="00456893" officeooo:paragraph-rsid="00456893" fo:background-color="transparent" style:font-weight-asian="normal" style:font-weight-complex="normal"/>
    </style:style>
    <style:style style:name="T1" style:family="text">
      <style:text-properties officeooo:rsid="000e13db"/>
    </style:style>
    <style:style style:name="T2" style:family="text">
      <style:text-properties officeooo:rsid="000fea37"/>
    </style:style>
    <style:style style:name="T3" style:family="text">
      <style:text-properties officeooo:rsid="0010e4ad"/>
    </style:style>
    <style:style style:name="T4" style:family="text">
      <style:text-properties officeooo:rsid="00119bab"/>
    </style:style>
    <style:style style:name="T5" style:family="text">
      <style:text-properties officeooo:rsid="00134c9b"/>
    </style:style>
    <style:style style:name="T6" style:family="text">
      <style:text-properties officeooo:rsid="0014a9f0"/>
    </style:style>
    <style:style style:name="T7" style:family="text">
      <style:text-properties officeooo:rsid="00155599"/>
    </style:style>
    <style:style style:name="T8" style:family="text">
      <style:text-properties officeooo:rsid="001565f3"/>
    </style:style>
    <style:style style:name="T9" style:family="text">
      <style:text-properties officeooo:rsid="0015c849"/>
    </style:style>
    <style:style style:name="T10" style:family="text">
      <style:text-properties officeooo:rsid="00164be2"/>
    </style:style>
    <style:style style:name="T11" style:family="text">
      <style:text-properties officeooo:rsid="00176769"/>
    </style:style>
    <style:style style:name="T12" style:family="text">
      <style:text-properties officeooo:rsid="0017bdec"/>
    </style:style>
    <style:style style:name="T13" style:family="text">
      <style:text-properties officeooo:rsid="00195a6f"/>
    </style:style>
    <style:style style:name="T14" style:family="text">
      <style:text-properties officeooo:rsid="001a3af9"/>
    </style:style>
    <style:style style:name="T15" style:family="text">
      <style:text-properties officeooo:rsid="001b6790"/>
    </style:style>
    <style:style style:name="T16" style:family="text">
      <style:text-properties officeooo:rsid="001d0651"/>
    </style:style>
    <style:style style:name="T17" style:family="text">
      <style:text-properties officeooo:rsid="001da6e2"/>
    </style:style>
    <style:style style:name="T18" style:family="text">
      <style:text-properties officeooo:rsid="002041ad"/>
    </style:style>
    <style:style style:name="T19" style:family="text">
      <style:text-properties officeooo:rsid="0021cc52"/>
    </style:style>
    <style:style style:name="T20" style:family="text">
      <style:text-properties officeooo:rsid="002204c6"/>
    </style:style>
    <style:style style:name="T21" style:family="text">
      <style:text-properties officeooo:rsid="00236010"/>
    </style:style>
    <style:style style:name="T22" style:family="text">
      <style:text-properties officeooo:rsid="0023ba0f"/>
    </style:style>
    <style:style style:name="T23" style:family="text">
      <style:text-properties officeooo:rsid="0026333a"/>
    </style:style>
    <style:style style:name="T24" style:family="text">
      <style:text-properties officeooo:rsid="0026f3c0"/>
    </style:style>
    <style:style style:name="T25" style:family="text">
      <style:text-properties officeooo:rsid="00281c52"/>
    </style:style>
    <style:style style:name="T26" style:family="text">
      <style:text-properties officeooo:rsid="002a1671"/>
    </style:style>
    <style:style style:name="T27" style:family="text">
      <style:text-properties officeooo:rsid="002c8c68"/>
    </style:style>
    <style:style style:name="T28" style:family="text">
      <style:text-properties officeooo:rsid="002e1e1e"/>
    </style:style>
    <style:style style:name="T29" style:family="text">
      <style:text-properties officeooo:rsid="002f58da"/>
    </style:style>
    <style:style style:name="T30" style:family="text">
      <style:text-properties officeooo:rsid="003130e5"/>
    </style:style>
    <style:style style:name="T31" style:family="text">
      <style:text-properties officeooo:rsid="0032a339"/>
    </style:style>
    <style:style style:name="T32" style:family="text">
      <style:text-properties officeooo:rsid="0032e7ac"/>
    </style:style>
    <style:style style:name="T33" style:family="text">
      <style:text-properties officeooo:rsid="00345505"/>
    </style:style>
    <style:style style:name="T34" style:family="text">
      <style:text-properties officeooo:rsid="00362788"/>
    </style:style>
    <style:style style:name="T35" style:family="text">
      <style:text-properties officeooo:rsid="0037fe90"/>
    </style:style>
    <style:style style:name="T36" style:family="text">
      <style:text-properties officeooo:rsid="0039325d"/>
    </style:style>
    <style:style style:name="T37" style:family="text">
      <style:text-properties officeooo:rsid="00398070"/>
    </style:style>
    <style:style style:name="T38" style:family="text">
      <style:text-properties officeooo:rsid="0039f479"/>
    </style:style>
    <style:style style:name="T39" style:family="text">
      <style:text-properties officeooo:rsid="003b9238"/>
    </style:style>
    <style:style style:name="T40" style:family="text">
      <style:text-properties officeooo:rsid="003cf045"/>
    </style:style>
    <style:style style:name="T41" style:family="text">
      <style:text-properties officeooo:rsid="003d4c9e"/>
    </style:style>
    <style:style style:name="T42" style:family="text">
      <style:text-properties officeooo:rsid="003f1c0b"/>
    </style:style>
    <style:style style:name="T43" style:family="text">
      <style:text-properties officeooo:rsid="0040905f"/>
    </style:style>
    <style:style style:name="T44" style:family="text">
      <style:text-properties officeooo:rsid="0041e751"/>
    </style:style>
    <style:style style:name="T45" style:family="text">
      <style:text-properties officeooo:rsid="00429ab8"/>
    </style:style>
    <style:style style:name="T46" style:family="text">
      <style:text-properties officeooo:rsid="004416bc"/>
    </style:style>
    <style:style style:name="T47" style:family="text">
      <style:text-properties officeooo:rsid="0044f62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In September 2020, a ransomware attack in a Hospital in <text:span text:style-name="T1">Dusseldorf</text:span>, Germany caused a major systems failure. This forced healthcare officials to move a critically ill patient. This move resulted in his death. Another ransomware attack in September attacked the US hospital chain Universal Health Services. This attack affected all 250 locations. It forced doctors to keep records on pen and paper. Wireless equipment responsible for monitoring vital signs were shut down. Emergency room times skyrocketed. The need for good security in health care systems is paramount. Cyber professionals face many challenges in the realm of healthcare. Ransomware, phishing attacks, etc. are all threats to patient privacy and health. <text:span text:style-name="T2">Researchers and cyber professionals are racing against the clock to develop defense strategies for these attacks. </text:span><text:span text:style-name="T29">Legislation has also been created to help provide a framework for what is and isn’t secure. It also protects patients rights to privacy. </text:span></text:p>
      <text:p text:style-name="P2"><text:span text:style-name="T2"><text:tab/>Of all of the </text:span><text:span text:style-name="T3">cyber threats that healthcare professionals face, phishing seems to be </text:span><text:span text:style-name="T4">the most encountered. Phishing is when </text:span><text:span text:style-name="T5">a bad actor tries to trick a user into giving up information or infecting their machine with malware. </text:span><text:span text:style-name="T6">The most common form of phishing occurs through email. </text:span><text:span text:style-name="T7">General phishing emails are meant to appeal to as many people as possible. They generally have an urgent tone or claim something that is too good to be true. They also tend to have bad spelling and grammar. </text:span><text:span text:style-name="T8">This type of phishing isn’t tailored to any one person. It is meant to be reach a large group of people to maximize effectiveness. Another type of phishing is spear-phishing. This is where </text:span><text:span text:style-name="T9">an attacker tailors an email for a specific person or organization. These tend to be much more effective than general phishing. </text:span><text:span text:style-name="T10">Legacy Systems are also a major concern. A legacy system is </text:span><text:soft-page-break/><text:span text:style-name="T10">anything that is no longer supported by the manufacturer. This could be an operating system, an application, a piece of hardware, etc. Many healthcare facilities have have a large amount of legacy systems. This is due to the fact that medical equipment can be very expensive to replace if it can be replaced at all. Often times, medical facilities do not have a budget large enough to support a proper IT staff that can upgrade these systems. Legacy systems can be dangerous because they lack important security patches. </text:span><text:span text:style-name="T11">This means that is a new vulnerability is discovered, then there is little that healthcare staff can to to thwart an exploit. As mentioned earlier, international groups have been using ransomware to hold data hostage. </text:span><text:span text:style-name="T12">Ransomware is a type of malicious program that infects a computer. Typically, once the computer is infected, the program will encrypt the users file. This makes the files unreadable and unusable. The user will then receive a message explaining that if they want their files back, then they will <text:s/>have to may a ransom. </text:span><text:span text:style-name="T13">This ransom is usually in the form of cryptocurrency. The problem with this is that there is no guarantee that the user will get their files back even if they pay the ransom. </text:span><text:span text:style-name="T14">Ransomware can come be delivered by a phishing attack. </text:span><text:span text:style-name="T15">The fact that it encrypts data can mean the loss of important records, and it could seriously slow a hospital down. </text:span><text:span text:style-name="T16">Physical security is another consideration. There are many ways that attackers can steal information when they have access to critical systems. <text:s/></text:span></text:p>
      <text:p text:style-name="P2"><text:span text:style-name="T17"><text:tab/></text:span><text:span text:style-name="T18">There are many threats that healthcare facilities face, but luckily there are ways to protect data and assets. Limiting physical access is very important. This makes it more difficult to install hardware based keyloggers as well as cause direct damage to systems. </text:span><text:span text:style-name="T19">Sensitive devices should be locked in secure rooms </text:span><text:soft-page-break/><text:span text:style-name="T19">with access </text:span><text:span text:style-name="T20">limited only to those who absolutely need it. All files should be backed up off site regularly. This way if a ransomware attack occurs and your files are encrypted, your files are safe. </text:span><text:span text:style-name="T21">Cyber attacks aside, this is good practice anyway. Accidents can happen. Important data should be backed up elsewhere so that you can deal with this. Access to health information should be limited to those who need it. </text:span><text:span text:style-name="T22">Educating healthcare workers is the best first line of defense. Showing how attackers tend to take advantage of ignorance can be the difference of a successful attack or a failure. </text:span><text:span text:style-name="T24">Common sense is the best anti-malware.</text:span><text:span text:style-name="T22"> </text:span><text:span text:style-name="T23">Installing anti-malware or anti-virus software is a great second line of defense against ransomware or other malware. It is not enough to just install the software. You must also frequently update it. </text:span><text:span text:style-name="T24">Anti-malware is not foolproof. This is why common sense is the first line of defense. </text:span><text:span text:style-name="T25">All network devices should be connected to a firewall. This can keep outsiders from gaining access to your network. It can also keep employees from going to suspicious web sites that could pose security </text:span><text:span text:style-name="T26">risks.</text:span><text:span text:style-name="T25"> </text:span></text:p>
      <text:p text:style-name="P2"><text:tab/><text:span text:style-name="T27">Security in healthcare is so vital, that legislation has been passed to help ensure the privacy and safety of patients. The Health Insurance Portability and Accountability Act, or HIPAA for short, was introduced to do just that. </text:span><text:span text:style-name="T28">It consists of privacy, security, and breach notification rules. A breach is defined as any </text:span><text:span text:style-name="T29">use of protected health information that violates the security or privacy of a patient. </text:span><text:span text:style-name="T30">There are three exceptions to this rule. The first is that the healthcare provider has it on good faith the recipient </text:span><text:span text:style-name="T31">of stolen information wasn't able to retain it. The second is that the information that was accessed was used in good faith. The third is if the information is accessed by the owner. </text:span><text:span text:style-name="T32">Failure to act within the guidelines of HIPAA can result in major civil penalties. There is also more general legislation </text:span><text:soft-page-break/><text:span text:style-name="T32">that applies to healthcare. Section 5 of the Federal Trade Commission (FTC) states that </text:span><text:span text:style-name="T33">organizations must adequately secure all computer systems. </text:span><text:span text:style-name="T34">Also, any attempt to </text:span><text:span text:style-name="T35">deceive</text:span><text:span text:style-name="T34"> customers into thinking that their data is secure could lead to severe penalties. </text:span><text:span text:style-name="T35">The European Union General Data Protection Regulation offers protections similar to HIPAA </text:span><text:span text:style-name="T36">on a much broader scale. </text:span><text:span text:style-name="T37">It applies to all personal data. </text:span><text:span text:style-name="T38">Collection of data must be considered lawful. The user must consent to data being collected, the collection of data must be necessary, and where the data serves a purpose that helps the user. The Personal Information Protection and Electronic Documents Act (PIPEDA) </text:span><text:span text:style-name="T39">is a set of privacy laws that applies to private </text:span><text:span text:style-name="T40">businesses</text:span><text:span text:style-name="T39"> in </text:span><text:span text:style-name="T40">Canada</text:span><text:span text:style-name="T39"> and some cases, hospitals. </text:span></text:p>
      <text:p text:style-name="P2"><text:tab/><text:span text:style-name="T41">All in all, Cybersecurity in healthcare is an ever evolving field. There are many challenges that cyber analysts and healthcare professionals face. </text:span><text:span text:style-name="T42">These include malware, legacy software and hardware, phishing, </text:span><text:span text:style-name="T43">etc. </text:span><text:span text:style-name="T44">These threats can </text:span><text:span text:style-name="T45">cause data breaches, or they can outright destroy data. Luckily these dangers can be dealt with. Limiting physical access </text:span><text:span text:style-name="T46">is a good first step to securing data. Installing and updating antivirus software also defense against ransomware and other malware. </text:span><text:span text:style-name="T47">Firewalls also can serve as a first line of defense against various network attacks. There are also many laws in place to guarantee patient privacy. They provide a framework for what is and isn’t considered secure. All in all, Cybersecurity in healthcare is constantly changing. Professionals will need to constantly adapt in order to be able to deal with ever changing threats. </text:span></text:p>
      <text:p text:style-name="P2"/>
      <text:p text:style-name="P2"/>
      <text:p text:style-name="P2"/>
      <text:p text:style-name="P4"><text:soft-page-break/>Sources</text:p>
      <text:p text:style-name="P5">https://healthinformatics.uic.edu/blog/cybersecurity-how-can-it-be-improved-in-health-care/<text:line-break/>https://www.himss.org/resources/cybersecurity-healthcare<text:line-break/>https://www.usfhealthonline.com/resources/career/healthcare-cybersecurity-job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ntarell" svg:font-family="Cantarell"/>
    <style:font-face style:name="Noto Sans Devanagari1" svg:font-family="'Noto Sans Devanagari'" style:font-family-generic="swiss"/>
    <style:font-face style:name="Nimbus Roman" svg:font-family="'Nimbus Roman'" style:font-family-generic="roman" style:font-pitch="variable"/>
    <style:font-face style:name="Nimbus Sans" svg:font-family="'Nimbus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Nimbus Roman"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imbus Roman"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18T04:44:33.915866687</meta:creation-date>
    <meta:generator>LibreOffice/7.0.1.2$Windows_X86_64 LibreOffice_project/7cbcfc562f6eb6708b5ff7d7397325de9e764452</meta:generator>
    <dc:date>2020-11-29T21:22:31.396000000</dc:date>
    <meta:editing-duration>PT9H21M50S</meta:editing-duration>
    <meta:editing-cycles>38</meta:editing-cycles>
    <meta:document-statistic meta:table-count="0" meta:image-count="0" meta:object-count="0" meta:page-count="5" meta:paragraph-count="7" meta:word-count="1199" meta:character-count="7542" meta:non-whitespace-character-count="6338"/>
  </office:meta>
</office:document-meta>
</file>